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28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9]*([.D9]+50*[.C9])" office:value-type="currency" office:currency="CHF" office:value="5" calcext:value-type="currency">
            <text:p>CHF 5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10]*([.D10]+50*[.C10])" office:value-type="currency" office:currency="CHF" office:value="10" calcext:value-type="currency">
            <text:p>CHF 1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11]*([.D11]+50*[.C11])" office:value-type="currency" office:currency="CHF" office:value="20" calcext:value-type="currency">
            <text:p>CHF 2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formula="of:=[.A12]*([.D12]+25*[.C12])" office:value-type="currency" office:currency="CHF" office:value="25" calcext:value-type="currency">
            <text:p>CHF 25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formula="of:=[.A13]*[.D13]" office:value-type="currency" office:currency="CHF" office:value="50" calcext:value-type="currency">
            <text:p>CHF 5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formula="of:=[.A14]*[.D14]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150" calcext:value-type="currency" table:number-columns-spanned="2" table:number-rows-spanned="1">
            <text:p>CHF 15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2-11-01T16:27:05.324350693</dc:date>
    <meta:editing-cycles>14</meta:editing-cycles>
    <meta:editing-duration>PT5H17M50S</meta:editing-duration>
    <meta:document-statistic meta:table-count="1" meta:cell-count="38" meta:object-count="0"/>
  </office:meta>
</office:document-meta>
</file>